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rsid="00085286" officeooo:paragraph-rsid="00085286"/>
    </style:style>
    <style:style style:name="P3" style:family="paragraph" style:parent-style-name="Title">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fo:font-weight="normal" officeooo:rsid="00085286" officeooo:paragraph-rsid="00085286" style:font-weight-asian="normal" style:font-weight-complex="normal"/>
    </style:style>
    <style:style style:name="P7" style:family="paragraph" style:parent-style-name="Text_20_body_20_indent">
      <style:text-properties officeooo:rsid="0009e38e" officeooo:paragraph-rsid="0009e38e"/>
    </style:style>
    <style:style style:name="P8" style:family="paragraph" style:parent-style-name="Text_20_body_20_indent">
      <style:text-properties officeooo:rsid="000a3c70" officeooo:paragraph-rsid="000a3c70"/>
    </style:style>
    <style:style style:name="P9" style:family="paragraph" style:parent-style-name="Heading_20_2">
      <style:text-properties officeooo:paragraph-rsid="0009bbb9"/>
    </style:style>
    <style:style style:name="P10" style:family="paragraph" style:parent-style-name="Heading_20_2">
      <style:text-properties officeooo:paragraph-rsid="0009e38e"/>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Text_20_body_20_indent" style:list-style-name="L1">
      <style:text-properties fo:font-weight="normal" officeooo:rsid="0009e38e" officeooo:paragraph-rsid="0009e38e" style:font-weight-asian="normal" style:font-weight-complex="normal"/>
    </style:style>
    <style:style style:name="P14" style:family="paragraph" style:parent-style-name="Text_20_body_20_indent" style:list-style-name="L2">
      <style:text-properties officeooo:rsid="0009e38e" officeooo:paragraph-rsid="0009e38e"/>
    </style:style>
    <style:style style:name="P15" style:family="paragraph" style:parent-style-name="Text_20_body_20_indent" style:list-style-name="L3">
      <style:text-properties officeooo:rsid="0009e38e" officeooo:paragraph-rsid="0009e38e"/>
    </style:style>
    <style:style style:name="P16" style:family="paragraph" style:parent-style-name="Text_20_body_20_indent" style:list-style-name="L4">
      <style:text-properties officeooo:rsid="0009e38e" officeooo:paragraph-rsid="0009e38e"/>
    </style:style>
    <style:style style:name="P17" style:family="paragraph" style:parent-style-name="Text_20_body_20_indent" style:list-style-name="L5">
      <style:text-properties officeooo:rsid="000a3c70" officeooo:paragraph-rsid="000a3c70"/>
    </style:style>
    <style:style style:name="P18" style:family="paragraph" style:parent-style-name="Text_20_body_20_indent" style:list-style-name="L2">
      <style:text-properties officeooo:rsid="000a3c70" officeooo:paragraph-rsid="000a3c70"/>
    </style:style>
    <style:style style:name="P19" style:family="paragraph" style:parent-style-name="Text_20_body_20_indent" style:list-style-name="L6">
      <style:text-properties officeooo:rsid="000a3c70" officeooo:paragraph-rsid="000a3c70"/>
    </style:style>
    <style:style style:name="P20" style:family="paragraph" style:parent-style-name="Text_20_body_20_indent" style:list-style-name="L2">
      <style:text-properties officeooo:rsid="0009bbb9" officeooo:paragraph-rsid="0009bbb9"/>
    </style:style>
    <style:style style:name="P21" style:family="paragraph" style:parent-style-name="Text_20_body_20_indent" style:list-style-name="L6">
      <style:text-properties officeooo:rsid="0009bbb9" officeooo:paragraph-rsid="0009bbb9"/>
    </style:style>
    <style:style style:name="P22" style:family="paragraph" style:parent-style-name="Text_20_body_20_indent" style:list-style-name="L7">
      <style:text-properties officeooo:rsid="0009bbb9" officeooo:paragraph-rsid="0009bbb9"/>
    </style:style>
    <style:style style:name="P23" style:family="paragraph" style:parent-style-name="Text_20_body_20_indent" style:list-style-name="L7">
      <style:text-properties fo:font-style="normal" officeooo:rsid="0009bbb9" officeooo:paragraph-rsid="0009bbb9" style:font-style-asian="normal" style:font-style-complex="normal"/>
    </style:style>
    <style:style style:name="P24" style:family="paragraph" style:parent-style-name="Text_20_body_20_indent" style:list-style-name="L7">
      <style:text-properties fo:font-style="normal" officeooo:rsid="000a3c70" officeooo:paragraph-rsid="000a3c70" style:font-style-asian="normal" style:font-style-complex="normal"/>
    </style:style>
    <style:style style:name="P25" style:family="paragraph" style:parent-style-name="Text_20_body_20_indent" style:list-style-name="L8">
      <style:text-properties fo:font-style="normal" officeooo:rsid="000a3c70" officeooo:paragraph-rsid="000a3c70" style:font-style-asian="normal" style:font-style-complex="normal"/>
    </style:style>
    <style:style style:name="P26" style:family="paragraph" style:parent-style-name="Text_20_body_20_indent" style:list-style-name="L9">
      <style:text-properties fo:font-style="normal" officeooo:rsid="000a3c70" officeooo:paragraph-rsid="000a3c70" style:font-style-asian="normal" style:font-style-complex="normal"/>
    </style:style>
    <style:style style:name="T1" style:family="text">
      <style:text-properties officeooo:rsid="00054984"/>
    </style:style>
    <style:style style:name="T2" style:family="text">
      <style:text-properties officeooo:rsid="0009bbb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9e38e"/>
    </style:style>
    <style:style style:name="T6" style:family="text">
      <style:text-properties officeooo:rsid="000a3c7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hnique de Big data analytics avec Python</text:p>
      <text:h text:style-name="Heading_20_1" text:outline-level="1"><text:span text:style-name="T1">Description</text:span> de la formation :</text:h>
      <text:h text:style-name="Heading_20_3" text:outline-level="3">Intitulé de la formation :</text:h>
      <text:p text:style-name="P7">Nouvel enjeu du XXIe siècle, les grands volumes de données sont devenus essentiels dans le monde industriel et économique. De nombreux outils permettent aujourd’hui, la visualisation et l’interprétation de ces larges volumes de données. Python propose un langage solide, populaire et disposant d’une large gamme de librairies pour le traitement et l’analyse.</text:p>
      <text:p text:style-name="P7">Dans cette formation, les stagiaires découvrent les librairies et outils majeurs dédiés au traitement de grands volumes de données que sont numpy, scipy, pandas et matplotlib.</text:p>
      <text:h text:style-name="P11" text:outline-level="3">Compétences visées :</text:h>
      <text:p text:style-name="P6">À l’issue de cette formation, les stagiaires seront en mesure de :</text:p>
      <text:list text:style-name="L1">
        <text:list-item>
          <text:p text:style-name="P13">Récupérer rapidement des données sur une base de données ou dans des fichiers</text:p>
        </text:list-item>
        <text:list-item>
          <text:p text:style-name="P13">Traiter de large volume de données pour les agréger et en extraire rapidement de l’information avec Pandas</text:p>
        </text:list-item>
        <text:list-item>
          <text:p text:style-name="P13">Identifier des cas rares et anomalies dans un jeu de données</text:p>
        </text:list-item>
        <text:list-item>
          <text:p text:style-name="P13">Produire des analyses statistiques grâce à numpy et scipy</text:p>
        </text:list-item>
        <text:list-item>
          <text:p text:style-name="P13">Produire des visualisations efficaces et pertinentes en fonctions des données et de l’information recherchée à l’aide de matplotlib, seaborn ou ploty express</text:p>
        </text:list-item>
        <text:list-item>
          <text:p text:style-name="P13">Percevoir et anticiper des biais dans les données (sélection, attrition, autosélection, etc.)</text:p>
        </text:list-item>
      </text:list>
      <text:h text:style-name="Heading_20_3" text:outline-level="3">Public visé :</text:h>
      <text:p text:style-name="P2">Ingénieurs, chefs de projets ou développeurs <text:span text:style-name="T5">disposant d’une connaissance en programmation souhaitant découvrir les méthodes de traitement de grands volumes de données en python.</text:span></text:p>
      <text:h text:style-name="Heading_20_3" text:outline-level="3">Prérequis :</text:h>
      <text:p text:style-name="P2">Une connaissance de base <text:span text:style-name="T5">en programmation. Une connaissance sommaire de python est recommandée.</text:span></text:p>
      <text:h text:style-name="Heading_20_3" text:outline-level="3">Nombre de jours :</text:h>
      <text:p text:style-name="Text_20_body_20_indent"><text:span text:style-name="T6">3</text:span> jours</text:p>
      <text:p text:style-name="P1"/>
      <text:h text:style-name="Heading_20_1" text:outline-level="1"><text:soft-page-break/>Plan de formation</text:h>
      <text:h text:style-name="P9" text:outline-level="2">Partie <text:span text:style-name="T2">1 – </text:span><text:span text:style-name="T5">Python en accéléré</text:span> :</text:h>
      <text:list xml:id="list3650826597" text:style-name="L2">
        <text:list-item>
          <text:p text:style-name="P14">L’environnement python</text:p>
        </text:list-item>
        <text:list-item>
          <text:p text:style-name="P14">Pourquoi utiliser python ?</text:p>
        </text:list-item>
        <text:list-item>
          <text:p text:style-name="P14">Structures conditionnelles, boucles,</text:p>
        </text:list-item>
        <text:list-item>
          <text:p text:style-name="P14">Fonctions</text:p>
        </text:list-item>
        <text:list-item>
          <text:p text:style-name="P14">Programmation objet</text:p>
        </text:list-item>
        <text:list-item>
          <text:p text:style-name="P14">La librairie standard python</text:p>
        </text:list-item>
        <text:list-item>
          <text:p text:style-name="P14">Lecture/écriture de fichiers</text:p>
        </text:list-item>
        <text:list-item>
          <text:p text:style-name="P14">Expressions régulières</text:p>
        </text:list-item>
      </text:list>
      <text:h text:style-name="P12" text:outline-level="3">Mise en pratique :</text:h>
      <text:list text:style-name="L3">
        <text:list-item>
          <text:p text:style-name="P15">Une suite d’exercice simple permettant aux néophytes du langage de prendre en main rapidement les concepts présentés en python.</text:p>
        </text:list-item>
        <text:list-item>
          <text:p text:style-name="P15">Traiter un ensemble d’emails contenu dans un fichier pour en récupérer les informations demandées (adresses email de tous les émetteurs, date d’envoi, etc.) en utilisant l’ensemble des concepts présentés</text:p>
        </text:list-item>
      </text:list>
      <text:h text:style-name="P12" text:outline-level="3">Objectif de la partie :</text:h>
      <text:p text:style-name="P5">À l’issue de cette partie, les stagiaires seront en mesure de :</text:p>
      <text:list text:style-name="L4">
        <text:list-item>
          <text:p text:style-name="P16">Rédiger un script ou programme python</text:p>
        </text:list-item>
        <text:list-item>
          <text:p text:style-name="P16">Manipuler des fichiers </text:p>
        </text:list-item>
        <text:list-item>
          <text:p text:style-name="P16">Parcourir des fichiers ou données pour extraire une information recherchée grâce aux outils de base de python</text:p>
        </text:list-item>
      </text:list>
      <text:h text:style-name="P12" text:outline-level="3">Durée :</text:h>
      <text:p text:style-name="P4"><text:span text:style-name="T2">1</text:span> demi-journée</text:p>
      <text:p text:style-name="P4"/>
      <text:h text:style-name="P10" text:outline-level="2">Partie <text:span text:style-name="T5">2</text:span><text:span text:style-name="T2"> – </text:span><text:span text:style-name="T5">Calcul scientifique avec Numpy et Scipy</text:span> :</text:h>
      <text:list xml:id="list150237241975109" text:continue-list="list3650826597" text:style-name="L2">
        <text:list-item>
          <text:p text:style-name="P14">Création de tableaux : array, zeros, ones, zeros_like, etc.</text:p>
        </text:list-item>
        <text:list-item>
          <text:p text:style-name="P14">Manipulation de tableau : accès indicé, rang d’accès, filtre</text:p>
        </text:list-item>
        <text:list-item>
          <text:p text:style-name="P14">Opération arithmétique :add, substract, dot, etc.</text:p>
        </text:list-item>
        <text:list-item>
          <text:p text:style-name="P14">Agrégation : sum, mean, etc.</text:p>
        </text:list-item>
        <text:list-item>
          <text:p text:style-name="P14">Broadcasting : Opérations sur des tableaux de taille différente</text:p>
        </text:list-item>
        <text:list-item>
          <text:p text:style-name="P14"><text:soft-page-break/>Algèbre linéaire avec scipy.linalg : norm, eig, det, solve, svd, lu</text:p>
        </text:list-item>
      </text:list>
      <text:h text:style-name="P12" text:outline-level="3">Mise en pratique :</text:h>
      <text:p text:style-name="P8">Ensemble d’exercice de base permettant de prendre en main les différents outils de numpy ou scipy</text:p>
      <text:h text:style-name="P12" text:outline-level="3">Objectif de la partie :</text:h>
      <text:p text:style-name="P5">À l’issue de cette partie, les stagiaires seront en mesure de :</text:p>
      <text:list text:style-name="L5">
        <text:list-item>
          <text:p text:style-name="P17">Implémenter des méthodes de calculs sur de grands volumes de données</text:p>
        </text:list-item>
        <text:list-item>
          <text:p text:style-name="P17">Manipuler, restructurer ou filtrer des données numériques dans une optique de calcul scientifique efficace</text:p>
        </text:list-item>
        <text:list-item>
          <text:p text:style-name="P17">Obtenir des informations statiques rapidement</text:p>
        </text:list-item>
        <text:list-item>
          <text:p text:style-name="P17">Optimiser un code python pour le vectoriser et améliorer ses performances</text:p>
        </text:list-item>
      </text:list>
      <text:h text:style-name="P12" text:outline-level="3">Durée :</text:h>
      <text:p text:style-name="P4"><text:span text:style-name="T2">1</text:span> demi-journée</text:p>
      <text:p text:style-name="P4"/>
      <text:h text:style-name="P9" text:outline-level="2">Partie <text:span text:style-name="T2">3 – Traitement des données avec Pandas</text:span> :</text:h>
      <text:list xml:id="list150237366051144" text:continue-list="list150237241975109" text:style-name="L2">
        <text:list-item>
          <text:p text:style-name="P20">Chargement et sauvegarde de données </text:p>
        </text:list-item>
        <text:list-item>
          <text:p text:style-name="P20">Filtrage et réagencement de données</text:p>
        </text:list-item>
        <text:list-item>
          <text:p text:style-name="P20">Résumé et agrégation de données pour l’analyse</text:p>
        </text:list-item>
        <text:list-item>
          <text:p text:style-name="P20">Gestion des données manquantes</text:p>
        </text:list-item>
        <text:list-item>
          <text:p text:style-name="P18">Traitement des données séquentielles</text:p>
        </text:list-item>
      </text:list>
      <text:h text:style-name="P12" text:outline-level="3">Mise en pratique :</text:h>
      <text:list text:style-name="L6">
        <text:list-item>
          <text:p text:style-name="P21">Utilisation de la librairie pandas sur les données des naufragés du Titanic pour manipuler les concepts de base de Pandas</text:p>
        </text:list-item>
        <text:list-item>
          <text:p text:style-name="P21">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item>
          <text:p text:style-name="P19">Manipulation et interrogation de bases de données séquentielles</text:p>
        </text:list-item>
      </text:list>
      <text:h text:style-name="P12" text:outline-level="3">Objectif de la partie :</text:h>
      <text:p text:style-name="P5">À l’issue de cette partie, les stagiaires seront en mesure de :</text:p>
      <text:list text:style-name="L7">
        <text:list-item>
          <text:p text:style-name="P22">Utiliser la librairie <text:span text:style-name="T3">pandas</text:span><text:span text:style-name="T4"> pour charger et modifier des données.</text:span></text:p>
        </text:list-item>
        <text:list-item>
          <text:p text:style-name="P23">Agréger et filtrer rapidement des données afin d’identifier les spécificités du jeu de <text:soft-page-break/>données</text:p>
        </text:list-item>
        <text:list-item>
          <text:p text:style-name="P23">Identifier les corrélations linéaires entre les caractéristiques de leurs données</text:p>
        </text:list-item>
        <text:list-item>
          <text:p text:style-name="P23">Choisir et mettre en place les techniques les plus pertinentes pour la gestion des données manquantes</text:p>
        </text:list-item>
        <text:list-item>
          <text:p text:style-name="P24">Structurer et utiliser efficacement des données dépendantes du temps en utilisant différents niveaux de granularité temporelle</text:p>
        </text:list-item>
      </text:list>
      <text:h text:style-name="P12" text:outline-level="3">Durée :</text:h>
      <text:p text:style-name="P4"><text:span text:style-name="T2">1</text:span> <text:span text:style-name="T2">j</text:span>ournée</text:p>
      <text:h text:style-name="P9" text:outline-level="2">Partie <text:span text:style-name="T2">4 – </text:span><text:span text:style-name="T5">Visualisations</text:span> :</text:h>
      <text:list xml:id="list150237536946406" text:continue-list="list150237366051144" text:style-name="L2">
        <text:list-item>
          <text:p text:style-name="P18">Les différents types de données : numériques, ordinales, nominales</text:p>
        </text:list-item>
        <text:list-item>
          <text:p text:style-name="P18">Les différents types de graphes : nuages de points, diagramme en bar, carte de chaleur, diagramme polaire, etc.</text:p>
        </text:list-item>
        <text:list-item>
          <text:p text:style-name="P18">Briques essentielles de matplotlib : Figure, Axes, ticks, labels, markers et colormap</text:p>
        </text:list-item>
        <text:list-item>
          <text:p text:style-name="P18">Les types de graphiques matplotlib : plot, scatter, bar, boxplot, hist, violinplot, etc.</text:p>
        </text:list-item>
        <text:list-item>
          <text:p text:style-name="P18">Subplots : Organiser ses visualisations et les configurer</text:p>
        </text:list-item>
        <text:list-item>
          <text:p text:style-name="P18">Librairies haut niveau : seaborn, ploty express, pyviz</text:p>
        </text:list-item>
      </text:list>
      <text:h text:style-name="P12" text:outline-level="3">Mise en pratique :</text:h>
      <text:list text:style-name="L8">
        <text:list-item>
          <text:p text:style-name="P25"/>
        </text:list-item>
      </text:list>
      <text:h text:style-name="P12" text:outline-level="3">Objectif de la partie :</text:h>
      <text:p text:style-name="P5">À l’issue de cette partie, les stagiaires seront en mesure de :</text:p>
      <text:list text:style-name="L9">
        <text:list-item>
          <text:p text:style-name="P26">Produire une visualisation graphique des données pour faire ressortir des informations clefs des données.</text:p>
        </text:list-item>
        <text:list-item>
          <text:p text:style-name="P26">Choisir un graphique ou ensemble de graphiques en fonction du type de données et de leurs caractéristiques (numériques ou catégorielles)</text:p>
        </text:list-item>
        <text:list-item>
          <text:p text:style-name="P26">Produire rapidement un graphique pour guider un processus d’analyse en cours </text:p>
        </text:list-item>
        <text:list-item>
          <text:p text:style-name="P26">Produire des graphiques élégants et clairs pour être utilisé dans un support de communication</text:p>
        </text:list-item>
      </text:list>
      <text:h text:style-name="P12" text:outline-level="3">Durée :</text:h>
      <text:p text:style-name="P4"><text:span text:style-name="T2">1</text:span> <text:span text:style-name="T2">j</text:span>ournée</text:p>
      <text:h text:style-name="P9" text:outline-level="2"/>
      <text:h text:style-name="P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5:02:36.207000000</dc:date>
    <meta:editing-duration>PT9H5M50S</meta:editing-duration>
    <meta:editing-cycles>8</meta:editing-cycles>
    <meta:generator>LibreOffice/7.4.2.3$Windows_X86_64 LibreOffice_project/382eef1f22670f7f4118c8c2dd222ec7ad009daf</meta:generator>
    <meta:document-statistic meta:table-count="0" meta:image-count="0" meta:object-count="0" meta:page-count="4" meta:paragraph-count="92" meta:word-count="924" meta:character-count="5765" meta:non-whitespace-character-count="4978"/>
  </office:meta>
</office:document-meta>
</file>